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font-name="Courier New" fo:font-size="9pt" style:font-size-asian="9pt" style:font-size-complex="9pt"/>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6"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0,7 561">
            <text:p>test_Parser(primitives): 0,7 561</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0.7">
            <text:p>0,7 sec</text:p>
          </table:table-cell>
          <table:table-cell table:style-name="ce161" table:formula="of:=TESTSTAT(&quot;count&quot;; [.B46])" office:value-type="float" office:value="561">
            <text:p>561</text:p>
          </table:table-cell>
          <table:table-cell table:style-name="ce163" table:formula="of:=[.E46]/[.D46]" office:value-type="float" office:value="801.428571428571">
            <text:p>801,4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1 601">
            <text:p>test_Parser(multiplicity): 1,1 601</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1">
            <text:p>1,1 sec</text:p>
          </table:table-cell>
          <table:table-cell table:style-name="ce161" table:formula="of:=TESTSTAT(&quot;count&quot;; [.B47])" office:value-type="float" office:value="601">
            <text:p>601</text:p>
          </table:table-cell>
          <table:table-cell table:style-name="ce163" table:formula="of:=[.E47]/[.D47]" office:value-type="float" office:value="546.363636363636">
            <text:p>546,4 a/sec</text:p>
          </table:table-cell>
          <table:table-cell table:number-columns-repeated="4"/>
        </table:table-row>
        <table:table-row table:style-name="ro6">
          <table:table-cell/>
          <table:table-cell table:formula="of:=TEST_PARSER(&quot;basic&quot;)" office:value-type="string" office:string-value="test_Parser(basic): 2,1 2821">
            <text:p>test_Parser(basic): 2,1 2821</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2821">
            <text:p>2821</text:p>
          </table:table-cell>
          <table:table-cell table:style-name="ce163" table:formula="of:=[.E48]/[.D48]" office:value-type="float" office:value="1343.33333333333">
            <text:p>1343,3 a/sec</text:p>
          </table:table-cell>
          <table:table-cell table:number-columns-repeated="4"/>
        </table:table-row>
        <table:table-row table:style-name="ro6">
          <table:table-cell/>
          <table:table-cell table:formula="of:=TEST_PARSER(&quot;special&quot;)" office:value-type="string" office:string-value="test_Parser(special): 0,6 228">
            <text:p>test_Parser(special): 0,6 228</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6">
            <text:p>0,6 sec</text:p>
          </table:table-cell>
          <table:table-cell table:style-name="ce161" table:formula="of:=TESTSTAT(&quot;count&quot;; [.B49])" office:value-type="float" office:value="228">
            <text:p>228</text:p>
          </table:table-cell>
          <table:table-cell table:style-name="ce163" table:formula="of:=[.E49]/[.D49]" office:value-type="float" office:value="380">
            <text:p>380,0 a/sec</text:p>
          </table:table-cell>
          <table:table-cell table:number-columns-repeated="4"/>
        </table:table-row>
        <table:table-row table:style-name="ro6">
          <table:table-cell/>
          <table:table-cell table:formula="of:=TEST_PARSER(&quot;numbers&quot;)" office:value-type="string" office:string-value="test_Parser(numbers): 2,7 2015">
            <text:p>test_Parser(numbers): 2,7 2015</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7">
            <text:p>2,7 sec</text:p>
          </table:table-cell>
          <table:table-cell table:style-name="ce161" table:formula="of:=TESTSTAT(&quot;count&quot;; [.B50])" office:value-type="float" office:value="2015">
            <text:p>2015</text:p>
          </table:table-cell>
          <table:table-cell table:style-name="ce163" table:formula="of:=[.E50]/[.D50]" office:value-type="float" office:value="746.296296296296">
            <text:p>746,3 a/sec</text:p>
          </table:table-cell>
          <table:table-cell table:number-columns-repeated="4"/>
        </table:table-row>
        <table:table-row table:style-name="ro6">
          <table:table-cell/>
          <table:table-cell table:formula="of:=TEST_PARSER(&quot;types&quot;)" office:value-type="string" office:string-value="test_Parser(types): 4,7 5349">
            <text:p>test_Parser(types): 4,7 5349</text:p>
          </table:table-cell>
          <table:table-cell table:formula="of:=TESTSTAT(&quot;name&quot;; [.B51])" office:value-type="string" office:string-value="test_Parser(types):">
            <text:p>test_Parser(types):</text:p>
          </table:table-cell>
          <table:table-cell table:style-name="ce159" table:formula="of:=TESTSTAT(&quot;time&quot;; [.B51])" office:value-type="float" office:value="4.7">
            <text:p>4,7 sec</text:p>
          </table:table-cell>
          <table:table-cell table:style-name="ce161" table:formula="of:=TESTSTAT(&quot;count&quot;; [.B51])" office:value-type="float" office:value="5349">
            <text:p>5349</text:p>
          </table:table-cell>
          <table:table-cell table:style-name="ce163" table:formula="of:=[.E51]/[.D51]" office:value-type="float" office:value="1138.08510638298">
            <text:p>1138,1 a/sec</text:p>
          </table:table-cell>
          <table:table-cell table:number-columns-repeated="4"/>
        </table:table-row>
        <table:table-row table:style-name="ro6">
          <table:table-cell table:number-columns-repeated="3"/>
          <table:table-cell table:style-name="ce160" table:formula="of:=SUM([.D46:.D51])" office:value-type="float" office:value="11.9">
            <text:p>11,9 sec</text:p>
          </table:table-cell>
          <table:table-cell table:style-name="ce162" table:formula="of:=SUM([.E46:.E51])" office:value-type="float" office:value="11575">
            <text:p>11575</text:p>
          </table:table-cell>
          <table:table-cell table:style-name="ce164" table:formula="of:=[.E52]/[.D52]" office:value-type="float" office:value="972.689075630252">
            <text:p>972,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0,8 11570">
            <text:p>test_Parser(all): 10,8 11570</text:p>
          </table:table-cell>
          <table:table-cell table:formula="of:=TESTSTAT(&quot;name&quot;; [.B54])" office:value-type="string" office:string-value="test_Parser(all):">
            <text:p>test_Parser(all):</text:p>
          </table:table-cell>
          <table:table-cell table:style-name="ce159" table:formula="of:=TESTSTAT(&quot;time&quot;; [.B54])" office:value-type="float" office:value="10.8">
            <text:p>10,8 sec</text:p>
          </table:table-cell>
          <table:table-cell table:style-name="ce161" table:formula="of:=TESTSTAT(&quot;count&quot;; [.B54])" office:value-type="float" office:value="11570">
            <text:p>11570</text:p>
          </table:table-cell>
          <table:table-cell table:style-name="ce163" table:formula="of:=[.E54]/[.D54]" office:value-type="float" office:value="1071.2962962963">
            <text:p>1071,3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3" office:value-type="string">
            <text:p>S ::= W* T W* ("+" S)?</text:p>
            <text:p>T ::= W* F W* ("*" T)?</text:p>
            <text:p>F ::= C | I | N | "(" S ")"</text:p>
            <text:p>C ::= [01]</text:p>
            <text:p>I ::= [A-Za-z]+</text:p>
            <text:p>N ::= "!" W* F</text:p>
            <text:p>W ::= [ \t]</text:p>
          </table:table-cell>
          <table:table-cell table:style-name="ce153" table:formula="of:=TEST_AST([.A59])">
            <text:p/>
          </table:table-cell>
          <table:table-cell table:number-columns-repeated="8"/>
        </table:table-row>
        <table:table-row table:style-name="ro9">
          <table:table-cell table:style-name="ce153" office:value-type="string">
            <text:p><text:s text:c="3"/>Bar_7 ::= Foo </text:p>
          </table:table-cell>
          <table:table-cell table:style-name="ce157" table:formula="of:=DERIVATIONTREE_PRSGRAMMAR([.A60])" office:value-type="string" office:string-value="─Grammar&#13;&#10; └─Rule&#13;&#10;   ├─(*):ws&#13;&#10;   │    ├─ws&#13;&#10;   │    │ └─' '&#13;&#10;   │    ├─ws&#13;&#10;   │    │ └─' '&#13;&#10;   │    └─ws&#13;&#10;   │      └─' '&#13;&#10;   ├─ident&#13;&#10;   │ └─'Bar_7'&#13;&#10;   ├─(*):ws&#13;&#10;   │    └─ws&#13;&#10;   │      └─' '&#13;&#10;   ├─'::='&#13;&#10;   └─Alt&#13;&#10;     ├─(*):ws&#13;&#10;     │    └─ws&#13;&#10;     │      └─' '&#13;&#10;     ├─Nonterminal&#13;&#10;     │ └─ident&#13;&#10;     │   └─'Foo'&#13;&#10;     └─(*):ws&#13;&#10;          └─ws&#13;&#10;            └─' '">
            <text:p>─Grammar<text:line-break/> └─Rule<text:line-break/> <text:s text:c="2"/>├─(*):ws<text:line-break/> <text:s text:c="2"/>│ <text:s text:c="3"/>├─ws<text:line-break/> <text:s text:c="2"/>│ <text:s text:c="3"/>│ └─' '<text:line-break/> <text:s text:c="2"/>│ <text:s text:c="3"/>├─ws<text:line-break/> <text:s text:c="2"/>│ <text:s text:c="3"/>│ └─' '<text:line-break/> <text:s text:c="2"/>│ <text:s text:c="3"/>└─ws<text:line-break/> <text:s text:c="2"/>│ <text:s text:c="5"/>└─' '<text:line-break/> <text:s text:c="2"/>├─ident<text:line-break/> <text:s text:c="2"/>│ └─'Bar_7'<text:line-break/> <text:s text:c="2"/>├─(*):ws<text:line-break/> <text:s text:c="2"/>│ <text:s text:c="3"/>└─ws<text:line-break/> <text:s text:c="2"/>│ <text:s text:c="5"/>└─' '<text:line-break/> <text:s text:c="2"/>├─'::='<text:line-break/> <text:s text:c="2"/>└─Alt<text:line-break/> <text:s text:c="4"/>├─(*):ws<text:line-break/> <text:s text:c="4"/>│ <text:s text:c="3"/>└─ws<text:line-break/> <text:s text:c="4"/>│ <text:s text:c="5"/>└─' '<text:line-break/> <text:s text:c="4"/>├─Nonterminal<text:line-break/> <text:s text:c="4"/>│ └─ident<text:line-break/> <text:s text:c="4"/>│ <text:s text:c="2"/>└─'Foo'<text:line-break/> <text:s text:c="4"/>└─(*):ws<text:line-break/> <text:s text:c="9"/>└─ws<text:line-break/> <text:s text:c="11"/>└─' '</text:p>
          </table:table-cell>
          <table:table-cell table:number-columns-repeated="8"/>
        </table:table-row>
        <table:table-row table:style-name="ro10">
          <table:table-cell table:style-name="ce153" office:value-type="string">
            <text:p>pLogic_dt</text:p>
          </table:table-cell>
          <table:table-cell table:style-name="ce153"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 \t])*&#13;&#10;                 a0 &lt;- NonArrow&#13;&#10;                  _ &lt;- ([ \t])*&#13;&#10;                 a1 &lt;- ((str '-&gt;') &gt;&gt;= \_.TypeExpr)?&#13;&#10;              return (maybeMakeArrowType a0 a1)&#13;&#10;             )&#13;&#10;NonArrow ::= BaseType&#13;&#10;           | TypeVar&#13;&#10;           | ListType&#13;&#10;           | ParensTyEx&#13;&#10;           | (do a0 &lt;- (do a1 &lt;- [A-Z]&#13;&#10;                           a2 &lt;- [a-z]+&#13;&#10;                        return ((foldl concat) a1 a2)&#13;&#10;                       )&#13;&#10;                 a3 &lt;- (([ \t])+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
            <text:p>TypeExpr where<text:line-break/>TypeExpr ::= (do <text:s/>_ &lt;- ([ \t])*<text:line-break/> <text:s text:c="16"/>a0 &lt;- NonArrow<text:line-break/> <text:s text:c="17"/>_ &lt;- ([ \t])*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 \t])+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5.05.2017</text:date>, <text:time>22:53: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5T22:53:15.90</dc:date>
    <meta:editing-duration>P149DT22H35M12S</meta:editing-duration>
    <meta:editing-cycles>516</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tyname =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assert_toStr(pMany1(pWhite),					"(" + toString(pWhite) &amp; ")+").x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toDerivationP(Optional ByVal p As Object)
	Dim result As Variant
	If isMissing(p) Then
		result = Fn.toDerivationP
	Else
		Dim seen As Object
		seen = nil
		result = _toDerivationP(p, seen, False)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sat"
			If p.str &lt;&gt; "" Then
				t = "(" &amp; p.str &amp; ")"
			Else
				t = "(" &amp; TFn_toString(p.st0) &amp; ")"
			End If
		Case Else
			croak("dtMultLabel: cannot handle .tp=" &amp; toString(p.tp))
	End Select
	dtMultLabel = "(" &amp; m &amp; "):" &amp; t
End Function

Const typ_Parser_ASN = "Parser ASN"
Const typ_Parser_List_ASN = "Parser [ASN]"

Function _toDerivationP( _
	ByVal p As Object, _
	ByRef seen As Object, _
	ByVal wantList As Boolean _
)
	Dim result As Variant
	Dim f As Object, s As String, fName As String
	Dim q As Object, r As Object
	Dim qs As Object, rs As Object
	If isPMany(p) Then ' p is of shape (many1 q) +++ (return nil)
		q = p.st0.st0
		s = dtMultLabel("*", q)
		f = mkDtMult(s)
		q = _toDerivationP(q, seen, False)
		If q.typ = typ_Parser_List_ASN Then
			f = compose(f, mkDtNonterminal("(...)"))
		End If
		'result = pSeq(Array(pMany(q)), f)
		result = pBind(pMany(q), compose(pReturn, f))
		result.typ = typ_Parser_ASN
	ElseIf isPZeroOrOne(p) Then ' p is of shape q +++ (return Empty)
		q = p.st0
		s = dtMultLabel("?", q)
		f = mkDtMult(s)
		q = _toDerivationP(q, seen, True)
		If q.typ = typ_Parser_ASN Then
			f = compose(f, swap(cons, nil))
		End If
		'result = pSeq(Array(pChoice(q, pReturn(nil))), f)
		result = pBind(pChoice(q, pReturn(nil)), compose(pReturn, f))
		result.typ = typ_Parser_ASN
	Else
		Select Case p.tp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wantList)
				r = _toDerivationP(p.st1, seen, wantList)
				If q.typ &lt;&gt; r.typ Then
					If q.typ = typ_Parser_ASN Then
						q = pBind(q, compose(pReturn, swap(cons, nil)))
					Else
						r = pBind(rq, compose(pReturn, swap(cons, nil)))
					End If
				End If
				result = pChoice(q, r)
				result.typ = q.typ
			Case "many1"
				q = p.st0
				s = dtMultLabel("+", q)
				f = mkDtMult(s)
				q = _toDerivationP(q, seen, False)
				If q.typ = typ_Parser_List_ASN Then
					f = compose(f,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True)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True)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 -------------------------
	' pMany under toDerivationP

	Dim termEps As Object, termZ As Object, termZY As Object
	termEps = mkDtTerminal("")
	termZ   = mkDtTerminal("z")
	termZY	= mkDtTerminal("zy")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 pSat under toDerivationP

	p = pSat(equ("z"))
	p.str = "[z]"
	q = toDerivationP(p)
	x = mkDtCClass("([z])", "z")
	refute_parses(q, Array("", "x", "xy", "xyz")).x
	assert_parses(q, "z", x, 2).x
	assert_parses(q, "zy", x, 2).x
	assert_parses(q, "zyz", x, 2).x
	assert_parses(q, "zzy", x, 2).x

	' -------------------------
	' pMany1(pSat) under toDerivationP

	p = pSat(compose(inRange(Asc("y"), Asc("z")), Fn.Asc))
	p.str = "[y-z]"
	q = toDerivationP(pMany1(p))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s As String)
	Static p As Object
	Dim result As Variant, parseResult As Variant
	If isNull(p) Then
		p = toDerivationP(pGrmGrammar)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Many(pWhite), _
			pGrmNonterminal, _
			pMany(pWhite) _
		), id)
		result = fixIndirection(pInd("Alt"), result)
	End If
	pGrmAlt = result
End Function

Function pGrmRule()
	Static result As Object
	If isNull(result) Then
		result = pSeqL(Array( _
					pMany(pWhite), _
					pGrmIdent, _
					pMany(pWhite), _
					pStr("::="), _
					pGrmAlt, _
				 ), id)
		
		result = fixIndirection(pInd("Rule"), result)
	End If
	pGrmRule = result
End Function

'= tests ======================================================================

Function test_PrsGrammar()
	test_PrsGrammar_pGrmMult()
	' pGrmIdent and pGrmNonterminal are essentially the same
	test_PrsGrammar_ident(pGrm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